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843" officeooo:paragraph-rsid="00164843"/>
    </style:style>
    <style:style style:name="P2" style:family="paragraph" style:parent-style-name="Standard">
      <style:text-properties officeooo:rsid="00164843" officeooo:paragraph-rsid="001f74dc"/>
    </style:style>
    <style:style style:name="P3" style:family="paragraph" style:parent-style-name="Standard">
      <style:text-properties fo:language="pt" fo:country="BR" officeooo:paragraph-rsid="001bbe99"/>
    </style:style>
    <style:style style:name="P4" style:family="paragraph" style:parent-style-name="Standard">
      <style:text-properties fo:language="pt" fo:country="BR" officeooo:paragraph-rsid="001db3cb"/>
    </style:style>
    <style:style style:name="P5" style:family="paragraph" style:parent-style-name="Standard">
      <style:text-properties fo:language="pt" fo:country="BR" officeooo:paragraph-rsid="001ef1d8"/>
    </style:style>
    <style:style style:name="P6" style:family="paragraph" style:parent-style-name="Standard">
      <style:text-properties fo:language="pt" fo:country="BR" fo:font-weight="normal" officeooo:rsid="00164843" officeooo:paragraph-rsid="001f74dc" style:font-weight-asian="normal" style:font-weight-complex="normal"/>
    </style:style>
    <style:style style:name="P7" style:family="paragraph" style:parent-style-name="Standard">
      <style:text-properties fo:language="pt" fo:country="BR" officeooo:paragraph-rsid="001f74dc"/>
    </style:style>
    <style:style style:name="P8" style:family="paragraph" style:parent-style-name="Standard">
      <style:text-properties officeooo:paragraph-rsid="001ea16b"/>
    </style:style>
    <style:style style:name="P9" style:family="paragraph" style:parent-style-name="Standard">
      <style:text-properties officeooo:rsid="001f74dc" officeooo:paragraph-rsid="001f74dc"/>
    </style:style>
    <style:style style:name="P10" style:family="paragraph" style:parent-style-name="Standard">
      <style:text-properties officeooo:rsid="00164843" officeooo:paragraph-rsid="001ef1d8"/>
    </style:style>
    <style:style style:name="P11" style:family="paragraph" style:parent-style-name="Standard">
      <style:text-properties fo:language="pt" fo:country="BR" officeooo:rsid="001f74dc" officeooo:paragraph-rsid="001f74dc"/>
    </style:style>
    <style:style style:name="P12" style:family="paragraph" style:parent-style-name="Standard">
      <style:text-properties fo:language="pt" fo:country="BR" fo:font-weight="normal" officeooo:rsid="00164843" officeooo:paragraph-rsid="001f74dc" style:font-weight-asian="normal" style:font-weight-complex="normal"/>
    </style:style>
    <style:style style:name="P13" style:family="paragraph" style:parent-style-name="Standard">
      <style:text-properties fo:language="pt" fo:country="BR" fo:font-weight="normal" officeooo:rsid="001f74dc" officeooo:paragraph-rsid="001f74dc" style:font-weight-asian="normal" style:font-weight-complex="normal"/>
    </style:style>
    <style:style style:name="P14" style:family="paragraph" style:parent-style-name="Standard">
      <style:text-properties officeooo:rsid="001f74dc" officeooo:paragraph-rsid="00243986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db3cb"/>
    </style:style>
    <style:style style:name="T3" style:family="text">
      <style:text-properties fo:language="pt" fo:country="BR" officeooo:rsid="001f74dc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 fo:font-weight="normal" officeooo:rsid="00164843" style:font-weight-asian="normal" style:font-weight-complex="normal"/>
    </style:style>
    <style:style style:name="T6" style:family="text">
      <style:text-properties fo:language="pt" fo:country="BR" fo:font-weight="normal" officeooo:rsid="00243986" style:font-weight-asian="normal" style:font-weight-complex="normal"/>
    </style:style>
    <style:style style:name="T7" style:family="text">
      <style:text-properties fo:language="pt" fo:country="BR" fo:font-weight="normal" officeooo:rsid="0025b0f3" style:font-weight-asian="normal" style:font-weight-complex="normal"/>
    </style:style>
    <style:style style:name="T8" style:family="text">
      <style:text-properties officeooo:rsid="00164843"/>
    </style:style>
    <style:style style:name="T9" style:family="text">
      <style:text-properties officeooo:rsid="001db3cb"/>
    </style:style>
    <style:style style:name="T10" style:family="text">
      <style:text-properties officeooo:rsid="001ef1d8"/>
    </style:style>
    <style:style style:name="T11" style:family="text">
      <style:text-properties officeooo:rsid="001f74dc"/>
    </style:style>
    <style:style style:name="T12" style:family="text">
      <style:text-properties officeooo:rsid="002166fc"/>
    </style:style>
    <style:style style:name="T13" style:family="text">
      <style:text-properties officeooo:rsid="00243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Realizar transação</text:p>
      <text:p text:style-name="P1">Atores: Cliente, Instituição Financeira.</text:p>
      <text:p text:style-name="P1"/>
      <text:p text:style-name="P1">Descrição: Cliente insere o cartão no leitor para iniciar a transação.</text:p>
      <text:p text:style-name="P1"/>
      <text:p text:style-name="P1">Pré-condição: Possuir o cartão e conta na agência bancária.</text:p>
      <text:p text:style-name="P1"/>
      <text:p text:style-name="P1">Pós-condição: Cliente realizará a transação ou receberá no<text:span text:style-name="T9">ti</text:span>ficação de bloqueio.</text:p>
      <text:p text:style-name="P1"/>
      <text:p text:style-name="P1">Fluxo de eventos:</text:p>
      <text:p text:style-name="P1"/>
      <text:p text:style-name="P1">-Cliente: Insere cartão no leitor.</text:p>
      <text:p text:style-name="P1">-Cliente: Insere senha.</text:p>
      <text:p text:style-name="P10">-Instituição Financeira: Automaticamente verificará se a senha é válida, ou se o cartão é válido.</text:p>
      <text:p text:style-name="P4"/>
      <text:p text:style-name="P4">======================================================</text:p>
      <text:p text:style-name="P4"/>
      <text:p text:style-name="P8"><text:span text:style-name="T1">Caso de uso: Gerencia</text:span><text:span text:style-name="T2">r</text:span><text:span text:style-name="T1"> Acesso</text:span></text:p>
      <text:p text:style-name="P3">Atores: Cliente, Instituição Financeira.</text:p>
      <text:p text:style-name="P3"/>
      <text:p text:style-name="P3">Descrição: Cliente faz três tentavas de digitar senha, se o cartão foi perdido ou roubado o mesmo e confiscado <text:s/></text:p>
      <text:p text:style-name="P3"/>
      <text:p text:style-name="P3">Pré-condição: Possuir o cartão, conta na agência bancária e senha.</text:p>
      <text:p text:style-name="P3"/>
      <text:p text:style-name="P3">Pós-condição: Cliente realizará a transação ou receberá notificação de bloqueio.</text:p>
      <text:p text:style-name="P3"/>
      <text:p text:style-name="P3">Fluxo de eventos:</text:p>
      <text:p text:style-name="P3"/>
      <text:p text:style-name="P5">-<text:span text:style-name="T8">Instituição Financeira</text:span>: Verifica se a senha está correta</text:p>
      <text:p text:style-name="P5">-<text:span text:style-name="T8">Instituição Financeira</text:span>: Verifica se o cartão está com alerta de perda ou furto</text:p>
      <text:p text:style-name="P5">-<text:span text:style-name="T8">Instituição Financeira</text:span>: <text:span text:style-name="T10">caso a senha esteja correta e não haja nenhum alerta de perda ou furto </text:span>libera o acesso para o cliente</text:p>
      <text:p text:style-name="P5">-<text:span text:style-name="T8">Instituição Financeira: caso a senha esteja incorreta ou haja perda ou furto, bloqueia o cartao.</text:span></text:p>
      <text:p text:style-name="P3"/>
      <text:p text:style-name="P3">======================================================</text:p>
      <text:p text:style-name="P3">Caso de uso: Gerenciar Bloqueio </text:p>
      <text:p text:style-name="P3">Atores: Instituição Financeira.</text:p>
      <text:p text:style-name="P3"/>
      <text:p text:style-name="P3">Descrição: <text:span text:style-name="T12">Caso senha esteja incorreta e foram realizadas 3 tentativas o cartão será bloqueado e confiscado, o mesmo acontece caso o cartão tenha sido furtado ou perdido.</text:span></text:p>
      <text:p text:style-name="P3"/>
      <text:p text:style-name="P3">Pré-condição: <text:span text:style-name="T10">Senha incorreta por mais de 3 tentativas ou cartão furtado ou perdido</text:span></text:p>
      <text:p text:style-name="P3"/>
      <text:p text:style-name="P3">Pós-condição: <text:span text:style-name="T10">Bloqueio e confiscação do cartão</text:span></text:p>
      <text:p text:style-name="P3"/>
      <text:p text:style-name="P3">Fluxo de eventos:</text:p>
      <text:p text:style-name="P6">-Instituição Financeira: <text:span text:style-name="T11">Bloqueia o cartão</text:span></text:p>
      <text:p text:style-name="P7">-<text:span text:style-name="T8">Instituição Financeira</text:span>: <text:span text:style-name="T11">Confisca </text:span>o cartão</text:p>
      <text:p text:style-name="P7"><text:soft-page-break/></text:p>
      <text:p text:style-name="P7"><text:s/></text:p>
      <text:p text:style-name="P7">======================================================</text:p>
      <text:p text:style-name="P11">Caso de uso: Gerenciar operações</text:p>
      <text:p text:style-name="P11"/>
      <text:p text:style-name="P2"><text:span text:style-name="T3">Ator: </text:span><text:s/><text:span text:style-name="T11">Cliente, </text:span><text:span text:style-name="T4">Instituição Financeira</text:span></text:p>
      <text:p text:style-name="P6"/>
      <text:p text:style-name="P13">Descrição: Cliente poderá sacar, consultar saldo ou transferir dinheiro para outra conta.</text:p>
      <text:p text:style-name="P13"/>
      <text:p text:style-name="P13">Pré-condição: Cliente possuir senha correta e cartão válido.</text:p>
      <text:p text:style-name="P13"/>
      <text:p text:style-name="P13">Pós-condição: Cliente sacar, consultar saldo ou transferir dinheiro.</text:p>
      <text:p text:style-name="P13"/>
      <text:p text:style-name="P13">Fluxo de eventos:</text:p>
      <text:p text:style-name="P13">-Cliente: Pode checar saldo.</text:p>
      <text:p text:style-name="P13">-Cliente: Pode efetuar um saque</text:p>
      <text:p text:style-name="P13">-Cliente: Pode transferir dinheiro para outra conta</text:p>
      <text:p text:style-name="P9"><text:span text:style-name="T4">- </text:span><text:span text:style-name="T5">Instituição Financeira: </text:span><text:span text:style-name="T4">Validar operação solicitada</text:span></text:p>
      <text:p text:style-name="P9"><text:span text:style-name="T4">- </text:span><text:span text:style-name="T5">Instituição Financeira: </text:span><text:span text:style-name="T4">Imprimir extrato </text:span><text:span text:style-name="T7">ou mostrar saldo em tela</text:span><text:span text:style-name="T4"> para o cliente, caso “Consultar saldo” seja a operação desejada.</text:span></text:p>
      <text:p text:style-name="P9"><text:span text:style-name="T4">- </text:span><text:span text:style-name="T5">Instituição Financeira: </text:span><text:span text:style-name="T4">Entregar dinheiro para o cliente, caso “Sacar dinheiro” seja a operação solicitada, e haja saldo.</text:span></text:p>
      <text:p text:style-name="P9"><text:span text:style-name="T4">- </text:span><text:span text:style-name="T5">Instituição Financeira: </text:span><text:span text:style-name="T4">Imprimir comprovante de saque</text:span></text:p>
      <text:p text:style-name="P14"><text:span text:style-name="T4">- </text:span><text:span text:style-name="T5">Instituição Financeira: </text:span><text:span text:style-name="T6">Transferir </text:span><text:span text:style-name="T4">dinheiro da conta do cliente para outra conta caso “Transferir dinheiro” seja a operação desejada.</text:span></text:p>
      <text:p text:style-name="P9"><text:span text:style-name="T4">- </text:span><text:span text:style-name="T5">Instituição Financeira: </text:span><text:span text:style-name="T4">Imprimir comprovante de transfere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1:30:20.752000000</meta:creation-date>
    <dc:date>2016-03-21T21:19:54.213000000</dc:date>
    <meta:editing-duration>PT1H50M52S</meta:editing-duration>
    <meta:editing-cycles>12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46" meta:word-count="377" meta:character-count="2756" meta:non-whitespace-character-count="2419"/>
  </office:meta>
</office:document-meta>
</file>